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afees Nastaleeq1" svg:font-family="'Nafees Nastaleeq'"/>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afees Nastaleeq" svg:font-family="'Nafees Nastaleeq'" style:font-family-generic="system" style:font-pitch="variable"/>
  </office:font-face-decls>
  <office:automatic-styles>
    <style:style style:name="P1" style:family="paragraph" style:parent-style-name="Standard">
      <style:text-properties officeooo:rsid="0002acc6" officeooo:paragraph-rsid="0002acc6"/>
    </style:style>
    <style:style style:name="P2" style:family="paragraph" style:parent-style-name="Standard">
      <style:text-properties officeooo:rsid="0003cbaa" officeooo:paragraph-rsid="0003cbaa"/>
    </style:style>
    <style:style style:name="T1" style:family="text">
      <style:text-properties officeooo:rsid="0002acc6"/>
    </style:style>
    <style:style style:name="T2" style:family="text">
      <style:text-properties style:text-position="super 58%"/>
    </style:style>
    <style:style style:name="T3"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G,<text:tab/><text:tab/><text:tab/><text:tab/><text:tab/><text:tab/><text:tab/><text:tab/><text:tab/><text:tab/><text:tab/><text:tab/>Hno: 788,</text:p>
      <text:p text:style-name="P1">NLPD,<text:tab/><text:tab/><text:tab/><text:tab/><text:tab/><text:tab/><text:tab/><text:tab/><text:tab/><text:tab/><text:tab/><text:tab/>St:1,</text:p>
      <text:p text:style-name="P1">H-8,<text:tab/><text:tab/><text:tab/><text:tab/><text:tab/><text:tab/><text:tab/><text:tab/><text:tab/><text:tab/><text:tab/><text:tab/>G-14/4,</text:p>
      <text:p text:style-name="P1">Islamabad<text:tab/><text:tab/><text:tab/><text:tab/><text:tab/><text:tab/><text:tab/><text:tab/><text:tab/><text:tab/><text:tab/>Islamabad</text:p>
      <text:p text:style-name="P1"/>
      <text:p text:style-name="P1">dated:<text:tab/>22<text:span text:style-name="T2">nd</text:span> March 2017</text:p>
      <text:p text:style-name="P1"/>
      <text:p text:style-name="P1">Subject:<text:tab/>Publishing of undergraduate level Analog Electronics and Electromagnetics text books <text:tab/><text:tab/><text:tab/>written in Urdu.</text:p>
      <text:p text:style-name="P1"/>
      <text:p text:style-name="P1">Dear sir,</text:p>
      <text:p text:style-name="P1"/>
      <text:p text:style-name="P2">Our higher education is entirely in English whereas seventy percent of our children come from rural areas with no access to English education. Most of these students cannot cross the English barrier they encounter in Fsc and drop out. This way only thirty percent of our population is forced to deliver all the doctors, engineers, scientists etc. How can a nation discard 70% of its students and expect to survive in this world. </text:p>
      <text:p text:style-name="P2"/>
      <text:p text:style-name="P2">Seven years back I undertook it upon myself to initiate <text:span text:style-name="T1">an all-Urdu under-graduate level Electrical Engineering Bsc program </text:span>for these students<text:span text:style-name="T1">. </text:span>I intend to spend at least ten years on this program and if needed can extend more years of my life to it. I hope this process will be replicated in other fields and one day we shall get rid of the yoke of English.</text:p>
      <text:p text:style-name="P2"/>
      <text:p text:style-name="P2"><text:span text:style-name="T1"><text:s/>I have written four books to date and am working on my fifth book. These books are written in XeLatex, the same software used to write textbooks in English.</text:span></text:p>
      <text:p text:style-name="P1"/>
      <text:p text:style-name="P1">Two of my books are ready for publishing. Their English names are as under</text:p>
      <text:p text:style-name="P1"/>
      <text:p text:style-name="P1">1. Analog Electronics (900 pages)</text:p>
      <text:p text:style-name="P1">2. Electromagnetics (600 pages)</text:p>
      <text:p text:style-name="P1"/>
      <text:p text:style-name="P1">whereas their urdu names are</text:p>
      <text:p text:style-name="P1"/>
      <text:p text:style-name="P1">مماثل برقیات</text:p>
      <text:p text:style-name="P1"/>
      <text:p text:style-name="P1">برقی و مقناطیسیات</text:p>
      <text:p text:style-name="P1"/>
      <text:p text:style-name="P1">The pdf of both the books can be downloaded from the link below.</text:p>
      <text:p text:style-name="P1"/>
      <text:p text:style-name="P1"><text:a xlink:type="simple" xlink:href="https://www.dropbox.com/sh/agckodhix4wo0e1/AAA1xxJ2dZsFot1c4wVRRX3Qa?dl=0">https://www.dropbox.com/sh/agckodhix4wo0e1/AAA1xxJ2dZsFot1c4wVRRX3Qa?dl=0</text:a></text:p>
      <text:p text:style-name="P1"/>
      <text:p text:style-name="P1">I request NLPD to undertake their printing. </text:p>
      <text:p text:style-name="P1"/>
      <text:p text:style-name="P1"/>
      <text:p text:style-name="P1">Yours sincerely,</text:p>
      <text:p text:style-name="P1"/>
      <text:p text:style-name="P1"/>
      <text:p text:style-name="P1">Khalid Khan</text:p>
      <text:p text:style-name="P1">(Assistant Profess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afees Nastaleeq1" svg:font-family="'Nafees Nastaleeq'"/>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afees Nastaleeq" svg:font-family="'Nafees Nastaleeq'"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afees Nastaleeq" style:font-size-complex="12pt" style:language-complex="ur" style:country-complex="PK"/>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afees Nastaleeq"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afees Nastaleeq" style:font-family-complex="'Nafees Nastaleeq'"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fees Nastaleeq1" style:font-family-complex="'Nafees Nastaleeq'"/>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fees Nastaleeq1" style:font-family-complex="'Nafees Nastaleeq'"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fees Nastaleeq1" style:font-family-complex="'Nafees Nastaleeq'"/>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1T16:07:55.444939387</meta:creation-date>
    <dc:date>2017-03-21T17:03:47.952329659</dc:date>
    <meta:editing-duration>PT40M12S</meta:editing-duration>
    <meta:editing-cycles>4</meta:editing-cycles>
    <meta:generator>LibreOffice/4.2.8.2$Linux_x86 LibreOffice_project/420m0$Build-2</meta:generator>
    <meta:document-statistic meta:table-count="0" meta:image-count="0" meta:object-count="0" meta:page-count="1" meta:paragraph-count="22" meta:word-count="257" meta:character-count="1610" meta:non-whitespace-character-count="1326"/>
  </office:meta>
</office:document-meta>
</file>